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n6" style:master-page-name="Standard">
      <style:paragraph-properties style:page-number="auto"/>
    </style:style>
    <style:style style:name="P2" style:family="paragraph" style:parent-style-name="cuest1" style:list-style-name="WWNum2"/>
    <style:style style:name="P3" style:family="paragraph" style:parent-style-name="cuest2" style:list-style-name="WWNum3"/>
    <style:style style:name="P4" style:family="paragraph" style:parent-style-name="cuest2" style:list-style-name="WWNum3">
      <style:text-properties fo:background-color="#65c295"/>
    </style:style>
    <style:style style:name="P5" style:family="paragraph" style:parent-style-name="cuest2" style:list-style-name="">
      <style:paragraph-properties fo:margin-left="2.6cm" fo:margin-right="0cm" fo:text-indent="-0.499cm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language="gl" fo:country="ES" style:font-size-asian="12pt"/>
    </style:style>
    <style:style style:name="T3" style:family="text">
      <style:text-properties fo:language="en" fo:country="US"/>
    </style:style>
    <style:style style:name="T4" style:family="text">
      <style:text-properties fo:background-color="#65c295" loext:char-shading-value="0"/>
    </style:style>
    <style:style style:name="T5" style:family="text">
      <style:text-properties fo:background-color="#65c29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Toc442829112"/><text:bookmark-start text:name="_Toc358882812"/><text:span text:style-name="T1">Cuestionario HTML:</text:span><text:bookmark-end text:name="_Toc442829112"/><text:bookmark-end text:name="_Toc358882812"/></text:p>
      <text:list xml:id="list3523298574" text:style-name="WWNum2">
        <text:list-item>
          <text:p text:style-name="P2">Indica cal destas afirmacións é correcta:</text:p>
        </text:list-item>
      </text:list>
      <text:list xml:id="list4257072297" text:style-name="WWNum3">
        <text:list-item>
          <text:p text:style-name="P3">PHP e Javascript son linguaxes empregadas do lado do servidor</text:p>
        </text:list-item>
        <text:list-item>
          <text:p text:style-name="P3">PHP e Javascript son linguaxes empregadas do lado do cliente</text:p>
        </text:list-item>
        <text:list-item>
          <text:p text:style-name="P4">PHP é unha linguaxe empregada do lado do servidor e Javascript é unha linguaxe empregada do lado do cliente</text:p>
        </text:list-item>
        <text:list-item>
          <text:p text:style-name="P3">PHP é unha linguaxe empregada do lado do cliente e Javascript é unha linguaxe empregada do lado do servidor</text:p>
        </text:list-item>
      </text:list>
      <text:list xml:id="list131123009459105" text:continue-list="list3523298574" text:style-name="WWNum2">
        <text:list-item>
          <text:p text:style-name="P2">Indica cal destas afirmacións é incorrecta:</text:p>
        </text:list-item>
      </text:list>
      <text:list xml:id="list131123477527165" text:continue-list="list4257072297" text:style-name="WWNum3">
        <text:list-item>
          <text:p text:style-name="P3">XHTML é unha versión máis estrita e limpa de HTML</text:p>
        </text:list-item>
        <text:list-item>
          <text:p text:style-name="P4">En XHTML todos os nomes de etiquetas e atributos escríbense en minúscula</text:p>
        </text:list-item>
        <text:list-item>
          <text:p text:style-name="P3">En XHTML todas as etiquetas deben estar pechadas, incluso as baleiras</text:p>
        </text:list-item>
        <text:list-item>
          <text:p text:style-name="P3">Todas son correctas</text:p>
        </text:list-item>
      </text:list>
      <text:list xml:id="list131124488200243" text:continue-list="list131123009459105" text:style-name="WWNum2">
        <text:list-item>
          <text:p text:style-name="P2">Cal é a forma axeitada de inserir un comentario en HTML?</text:p>
        </text:list-item>
      </text:list>
      <text:list xml:id="list131124596213479" text:continue-list="list131123477527165" text:style-name="WWNum3">
        <text:list-item>
          <text:p text:style-name="P3"><text:span text:style-name="Code"><text:s/>&lt; ... &gt;</text:span></text:p>
        </text:list-item>
        <text:list-item>
          <text:p text:style-name="P3"><text:span text:style-name="Code"><text:s/>&lt;!-- ... --&gt; </text:span></text:p>
        </text:list-item>
        <text:list-item>
          <text:p text:style-name="P3"><text:span text:style-name="Code"><text:s/>&lt;?php ... ?&gt;</text:span></text:p>
        </text:list-item>
        <text:list-item>
          <text:p text:style-name="P3"><text:span text:style-name="Code"><text:span text:style-name="T5"><text:s/>/* ... */</text:span></text:span></text:p>
        </text:list-item>
      </text:list>
      <text:list xml:id="list131123731119680" text:continue-list="list131124488200243" text:style-name="WWNum2">
        <text:list-item>
          <text:p text:style-name="P2">Cal é a forma correcta de crear unha ligazón?</text:p>
        </text:list-item>
      </text:list>
      <text:list xml:id="list131123107379009" text:continue-list="list131124596213479" text:style-name="WWNum3">
        <text:list-item>
          <text:p text:style-name="P3"><text:span text:style-name="Code"><text:s/>&lt;a target="http://www.unsitio.com"&gt;...&lt;/a&gt;</text:span></text:p>
        </text:list-item>
        <text:list-item>
          <text:p text:style-name="P3"><text:span text:style-name="Code"><text:s/>&lt;a href="http://www.unsitio.com"&gt;...&lt;/a&gt;</text:span></text:p>
        </text:list-item>
        <text:list-item>
          <text:p text:style-name="P3"><text:span text:style-name="Code"><text:span text:style-name="T5"><text:s/>&lt;a url="http://www.unsitio.com"&gt;...&lt;/a&gt; </text:span></text:span></text:p>
        </text:list-item>
        <text:list-item>
          <text:p text:style-name="P3"><text:span text:style-name="Code"><text:s/>&lt;a dir="http://www.unsitio.com"&gt;...&lt;/a&gt; </text:span></text:p>
        </text:list-item>
      </text:list>
      <text:list xml:id="list131122655912736" text:continue-list="list131123731119680" text:style-name="WWNum2">
        <text:list-item>
          <text:p text:style-name="P2">Que etiqueta define a fila dunha táboa?</text:p>
        </text:list-item>
      </text:list>
      <text:list xml:id="list131123551926091" text:continue-list="list131123107379009" text:style-name="WWNum3">
        <text:list-item>
          <text:p text:style-name="P3"><text:span text:style-name="Code"><text:s/>&lt;td&gt;</text:span></text:p>
        </text:list-item>
        <text:list-item>
          <text:p text:style-name="P3"><text:span text:style-name="Code"><text:span text:style-name="T5"><text:s/>&lt;tr&gt;</text:span></text:span></text:p>
        </text:list-item>
        <text:list-item>
          <text:p text:style-name="P3"><text:span text:style-name="Code"><text:s/>&lt;th&gt;</text:span></text:p>
        </text:list-item>
        <text:list-item>
          <text:p text:style-name="P3"><text:span text:style-name="Code"><text:s/>&lt;row&gt;</text:span></text:p>
        </text:list-item>
      </text:list>
      <text:p text:style-name="P5"><text:span text:style-name="Code"/></text:p>
      <text:p text:style-name="P5"><text:span text:style-name="Code"/></text:p>
      <text:p text:style-name="P5"><text:span text:style-name="Code"/></text:p>
      <text:list xml:id="list131123810915771" text:continue-list="list131122655912736" text:style-name="WWNum2">
        <text:list-item>
          <text:p text:style-name="P2"><text:soft-page-break/><text:span text:style-name="Code">&lt;li&gt;</text:span></text:p>
        </text:list-item>
      </text:list>
      <text:list xml:id="list131123546864051" text:continue-list="list131123551926091" text:style-name="WWNum3">
        <text:list-item>
          <text:p text:style-name="P3">é unha etiqueta que define un elemento válido só para unha lista desordenada</text:p>
        </text:list-item>
        <text:list-item>
          <text:p text:style-name="P4">é unha etiqueta que define un elemento dunha lista</text:p>
        </text:list-item>
        <text:list-item>
          <text:p text:style-name="P3">é unha etiqueta que define un elemento válido só para unha lista ordenada</text:p>
        </text:list-item>
        <text:list-item>
          <text:p text:style-name="P3">é unha etiqueta que define unha cela dunha táboa</text:p>
        </text:list-item>
      </text:list>
      <text:list xml:id="list131123481534727" text:continue-list="list131123810915771" text:style-name="WWNum2">
        <text:list-item>
          <text:p text:style-name="P2"><text:s/>Cal é a etiqueta axeitada para definir unha lista desordenada?</text:p>
        </text:list-item>
      </text:list>
      <text:list xml:id="list131124166328888" text:continue-list="list131123546864051" text:style-name="WWNum3">
        <text:list-item>
          <text:p text:style-name="P3"><text:span text:style-name="Code"><text:s/>&lt;ol&gt;</text:span></text:p>
        </text:list-item>
        <text:list-item>
          <text:p text:style-name="P3"><text:span text:style-name="Code"><text:span text:style-name="T5"><text:s/>&lt;ul&gt;</text:span></text:span></text:p>
        </text:list-item>
        <text:list-item>
          <text:p text:style-name="P3"><text:span text:style-name="Code"><text:s/>&lt;li&gt;</text:span></text:p>
        </text:list-item>
        <text:list-item>
          <text:p text:style-name="P3"><text:span text:style-name="Code"><text:s/>&lt;al&gt;</text:span></text:p>
        </text:list-item>
      </text:list>
      <text:list xml:id="list131124240445695" text:continue-list="list131123481534727" text:style-name="WWNum2">
        <text:list-item>
          <text:p text:style-name="P2">Indica o xeito correcto de inserir unha imaxe</text:p>
        </text:list-item>
      </text:list>
      <text:list xml:id="list131124209811194" text:continue-list="list131124166328888" text:style-name="WWNum3">
        <text:list-item>
          <text:p text:style-name="P3"><text:span text:style-name="Code">&lt;imagen src="/foto.jpg"&gt;</text:span></text:p>
        </text:list-item>
        <text:list-item>
          <text:p text:style-name="P3"><text:span text:style-name="Code"><text:span text:style-name="T5">&lt;img src="/foto.jpg"&gt;</text:span></text:span></text:p>
        </text:list-item>
        <text:list-item>
          <text:p text:style-name="P3"><text:span text:style-name="Code">&lt;img href="/foto.jpg"&gt; </text:span></text:p>
        </text:list-item>
        <text:list-item>
          <text:p text:style-name="P3"><text:span text:style-name="Code">&lt;img dir="/foto.jpg"&gt; </text:span></text:p>
        </text:list-item>
      </text:list>
      <text:list xml:id="list131123221223614" text:continue-list="list131124240445695" text:style-name="WWNum2">
        <text:list-item>
          <text:p text:style-name="P2">13. Que etiqueta define un salto de liña?</text:p>
        </text:list-item>
      </text:list>
      <text:list xml:id="list131123135048273" text:continue-list="list131124209811194" text:style-name="WWNum3">
        <text:list-item>
          <text:p text:style-name="P3"><text:span text:style-name="Code"><text:s/>&lt;p&gt;</text:span></text:p>
        </text:list-item>
        <text:list-item>
          <text:p text:style-name="P3"><text:span text:style-name="Code"><text:s/>&lt;break&gt;</text:span></text:p>
        </text:list-item>
        <text:list-item>
          <text:p text:style-name="P3"><text:span text:style-name="Code"><text:span text:style-name="T5"><text:s/>&lt;br/&gt;</text:span></text:span></text:p>
        </text:list-item>
        <text:list-item>
          <text:p text:style-name="P3"><text:span text:style-name="Code"><text:s/>&lt;em&gt;</text:span></text:p>
        </text:list-item>
      </text:list>
      <text:list xml:id="list131124039777995" text:continue-list="list131123221223614" text:style-name="WWNum2">
        <text:list-item>
          <text:p text:style-name="P2"><text:s/>Que etiqueta nos proporciona o título máis importante?</text:p>
        </text:list-item>
      </text:list>
      <text:list xml:id="list131123135263290" text:continue-list="list131123135048273" text:style-name="WWNum3">
        <text:list-item>
          <text:p text:style-name="P3"><text:span text:style-name="Code"><text:s/>&lt;h6&gt;</text:span></text:p>
        </text:list-item>
        <text:list-item>
          <text:p text:style-name="P3"><text:span text:style-name="Code"><text:span text:style-name="T5"><text:s/>&lt;head&gt;</text:span></text:span></text:p>
        </text:list-item>
        <text:list-item>
          <text:p text:style-name="P3"><text:span text:style-name="Code"><text:s/>&lt;h3&gt;</text:span></text:p>
        </text:list-item>
        <text:list-item>
          <text:p text:style-name="P3"><text:span text:style-name="Code"><text:s/>&lt;h1&gt;</text:span></text:p>
        </text:list-item>
      </text:list>
      <text:list xml:id="list131122750140922" text:continue-list="list131124039777995" text:style-name="WWNum2">
        <text:list-item>
          <text:p text:style-name="P2">Para que se emprega a etiqueta <text:span text:style-name="Code">&lt;p&gt;</text:span> en HTML?</text:p>
        </text:list-item>
      </text:list>
      <text:list xml:id="list131124388690004" text:continue-list="list131123135263290" text:style-name="WWNum3">
        <text:list-item>
          <text:p text:style-name="P3"><text:s/>Define un punto de destino para unha hiperligazón</text:p>
        </text:list-item>
        <text:list-item>
          <text:p text:style-name="P3"><text:s/>Insire un salto de liña</text:p>
        </text:list-item>
        <text:list-item>
          <text:p text:style-name="P4"><text:s/>Define un parágrafo</text:p>
        </text:list-item>
        <text:list-item>
          <text:p text:style-name="P3"><text:s/>Todas as respostas son válidas</text:p>
        </text:list-item>
      </text:list>
      <text:list xml:id="list131122717402384" text:continue-list="list131122750140922" text:style-name="WWNum2">
        <text:list-item>
          <text:p text:style-name="P2"><text:soft-page-break/>Que etiqueta se emprega para definir que unha cela dunha táboa é de encabezamento?</text:p>
        </text:list-item>
      </text:list>
      <text:list xml:id="list131123284846391" text:continue-list="list131124388690004" text:style-name="WWNum3">
        <text:list-item>
          <text:p text:style-name="P3"><text:span text:style-name="Code">&lt;td&gt;</text:span></text:p>
        </text:list-item>
        <text:list-item>
          <text:p text:style-name="P3"><text:span text:style-name="Code">&lt;tr&gt;</text:span></text:p>
        </text:list-item>
        <text:list-item>
          <text:p text:style-name="P3"><text:span text:style-name="Code"><text:span text:style-name="T5">&lt;th&gt;</text:span></text:span></text:p>
        </text:list-item>
        <text:list-item>
          <text:p text:style-name="P3"><text:span text:style-name="Code">&lt;ol&gt;</text:span></text:p>
        </text:list-item>
      </text:list>
      <text:list xml:id="list131122924179666" text:continue-list="list131122717402384" text:style-name="WWNum2">
        <text:list-item>
          <text:p text:style-name="P2">Os atributos <text:span text:style-name="Code">rowspan</text:span> e <text:span text:style-name="Code">colspan</text:span> empréganse...</text:p>
        </text:list-item>
      </text:list>
      <text:list xml:id="list131124680270759" text:continue-list="list131123284846391" text:style-name="WWNum3">
        <text:list-item>
          <text:p text:style-name="P3">na etiqueta <text:span text:style-name="Code">&lt;tr&gt;</text:span></text:p>
        </text:list-item>
        <text:list-item>
          <text:p text:style-name="P3"><text:span text:style-name="T5">na etiqueta </text:span><text:span text:style-name="Code"><text:span text:style-name="T5">&lt;td&gt;</text:span></text:span></text:p>
        </text:list-item>
        <text:list-item>
          <text:p text:style-name="P3">na etiqueta <text:span text:style-name="Code">&lt;div&gt;</text:span></text:p>
        </text:list-item>
        <text:list-item>
          <text:p text:style-name="P3">na etiqueta <text:span text:style-name="Code">&lt;p&gt;</text:span></text:p>
        </text:list-item>
      </text:list>
      <text:list xml:id="list131122596494069" text:continue-list="list131122924179666" text:style-name="WWNum2">
        <text:list-item>
          <text:p text:style-name="P2"><text:s/>28. As etiquetas <text:span text:style-name="Code">&lt;ol&gt;</text:span> e <text:span text:style-name="Code">&lt;li&gt;</text:span> empréganse para crear:</text:p>
        </text:list-item>
      </text:list>
      <text:list xml:id="list131123594656775" text:continue-list="list131124680270759" text:style-name="WWNum3">
        <text:list-item>
          <text:p text:style-name="P3">unha táboa de datos</text:p>
        </text:list-item>
        <text:list-item>
          <text:p text:style-name="P3">unha lista non ordenada</text:p>
        </text:list-item>
        <text:list-item>
          <text:p text:style-name="P4">unha lista ordenada</text:p>
        </text:list-item>
        <text:list-item>
          <text:p text:style-name="P3">Todas as respostas son válidas</text:p>
        </text:list-item>
      </text:list>
      <text:list xml:id="list131124635339656" text:continue-list="list131122596494069" text:style-name="WWNum2">
        <text:list-item>
          <text:p text:style-name="P2">A onde se dirixe a seguinte ligazón? <text:span text:style-name="Code">&lt;a href="#indice"&gt;Índice&lt;/a&gt;</text:span></text:p>
        </text:list-item>
      </text:list>
      <text:list xml:id="list131123925271685" text:continue-list="list131123594656775" text:style-name="WWNum3">
        <text:list-item>
          <text:p text:style-name="P3"><text:s/><text:span text:style-name="T5">A outra páxina no mesmo sitio web</text:span></text:p>
        </text:list-item>
        <text:list-item>
          <text:p text:style-name="P3"><text:s/>A outra páxina noutro sitio web </text:p>
        </text:list-item>
        <text:list-item>
          <text:p text:style-name="P3"><text:s/>A unha parte na mesma páxina web </text:p>
        </text:list-item>
        <text:list-item>
          <text:p text:style-name="P3"><text:s/>As anteriores respostas non son correctas </text:p>
        </text:list-item>
      </text:list>
      <text:list xml:id="list131123455474966" text:continue-list="list131124635339656" text:style-name="WWNum2">
        <text:list-item>
          <text:p text:style-name="P2"><text:s/>En HTML, cal das seguintes afirmacións é certa?</text:p>
        </text:list-item>
      </text:list>
      <text:list xml:id="list131124604268631" text:continue-list="list131123925271685" text:style-name="WWNum3">
        <text:list-item>
          <text:p text:style-name="P3">A etiqueta <text:span text:style-name="Code">&lt;ol&gt;</text:span> debe ir aniñada dentro da etiqueta <text:span text:style-name="Code">&lt;li&gt;</text:span> </text:p>
        </text:list-item>
        <text:list-item>
          <text:p text:style-name="P3">A etiqueta <text:span text:style-name="Code">&lt;p&gt;</text:span> debe ir aniñada dentro da etiqueta <text:span text:style-name="Code">&lt;strong&gt;</text:span> </text:p>
        </text:list-item>
        <text:list-item>
          <text:p text:style-name="P3"><text:span text:style-name="T5">A etiqueta </text:span><text:span text:style-name="Code"><text:span text:style-name="T5">&lt;li&gt;</text:span></text:span><text:span text:style-name="T5"> debe ir aniñada dentro da etiqueta </text:span><text:span text:style-name="Code"><text:span text:style-name="T5">&lt;ul&gt;</text:span></text:span><text:span text:style-name="T5"> </text:span></text:p>
        </text:list-item>
        <text:list-item>
          <text:p text:style-name="P3">A etiqueta <text:span text:style-name="Code">&lt;html xmlns=“http://www.w3.org/1999/xhtml”&gt;</text:span> debe ir aniñada dentro da etiqueta <text:span text:style-name="Code">&lt;body&gt;</text:span></text:p>
        </text:list-item>
      </text:list>
      <text:list xml:id="list131124671823022" text:continue-list="list131123455474966" text:style-name="WWNum2">
        <text:list-item>
          <text:p text:style-name="P2">Cal sería o código correcto para engadir o botón de envío nun formulario?</text:p>
        </text:list-item>
      </text:list>
      <text:list xml:id="list131122904421195" text:continue-list="list131124604268631" text:style-name="WWNum3">
        <text:list-item>
          <text:p text:style-name="P3"><text:span text:style-name="Code">&lt;submit&gt;Enviar&lt;/submit&gt;</text:span></text:p>
        </text:list-item>
        <text:list-item>
          <text:p text:style-name="P3"><text:span text:style-name="Code"><text:span text:style-name="T3">&lt;input type="button" submit="yes"&gt;Enviar&lt;/input&gt;</text:span></text:span></text:p>
        </text:list-item>
        <text:list-item>
          <text:p text:style-name="P3"><text:span text:style-name="Code">&lt;input type="submit"&gt;Enviar&lt;/Enviar&gt;</text:span></text:p>
        </text:list-item>
        <text:list-item>
          <text:p text:style-name="P4">Ningunha das anteriores respostas é correc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6cm" fo:margin-right="0cm" fo:margin-top="0.106cm" fo:margin-bottom="0.106cm" loext:contextual-spacing="false" fo:text-align="justify" style:justify-single-word="false" fo:orphans="0" fo:widows="0" fo:text-indent="0.501cm" style:auto-text-indent="false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6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x1" style:family="paragraph" style:default-outline-level="">
      <style:paragraph-properties fo:margin-left="1.6cm" fo:margin-right="0cm" fo:margin-top="0.212cm" fo:margin-bottom="0.106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1" style:family="paragraph" style:default-outline-level="">
      <style:paragraph-properties fo:margin-top="0.212cm" fo:margin-bottom="0.106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5" style:family="paragraph" style:next-style-name="tx1" style:default-outline-level="">
      <style:paragraph-properties fo:margin-left="1.6cm" fo:margin-right="0cm" fo:margin-top="0.529cm" fo:margin-bottom="0.423cm" loext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style:font-name="Arial" fo:font-family="Arial" style:font-family-generic="roman" style:font-pitch="variable" fo:font-size="11pt" fo:language="gl" fo:country="ES" fo:font-weight="bold" style:font-name-asian="Times New Roman1" style:font-family-asian="'Times New Roman'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6" style:family="paragraph" style:next-style-name="tx1" style:default-outline-level="">
      <style:paragraph-properties fo:margin-left="1.6cm" fo:margin-right="0cm" fo:margin-top="0.564cm" fo:margin-bottom="0.318cm" loext:contextual-spacing="false" fo:text-align="start" style:justify-single-word="false" fo:orphans="2" fo:widows="2" fo:text-indent="0cm" style:auto-text-indent="false" fo:keep-with-next="always" style:writing-mode="lr-tb"/>
      <style:text-properties fo:color="#3342b5" style:font-name="Arial" fo:font-family="Arial" style:font-family-generic="roman" style:font-pitch="variable" fo:font-size="11pt" fo:language="gl" fo:country="ES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weight-complex="bold"/>
    </style:style>
    <style:style style:name="cuest1" style:family="paragraph" style:parent-style-name="p1" style:default-outline-level="">
      <style:paragraph-properties fo:margin-top="0.423cm" fo:margin-bottom="0.318cm" loext:contextual-spacing="false" fo:orphans="0" fo:widows="0" fo:padding-left="0cm" fo:padding-right="0cm" fo:padding-top="0cm" fo:padding-bottom="0.035cm" fo:border-left="none" fo:border-right="none" fo:border-top="none" fo:border-bottom="0.51pt solid #667dd1"/>
      <style:text-properties fo:color="#000080" style:font-name="Helvetica" fo:font-family="Helvetica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cuest2" style:family="paragraph" style:default-outline-level="">
      <style:paragraph-properties fo:margin-top="0.212cm" fo:margin-bottom="0.212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uest3" style:family="paragraph" style:parent-style-name="Text_20_body" style:default-outline-level="">
      <style:paragraph-properties fo:margin-top="0.212cm" fo:margin-bottom="0.247cm" loext:contextual-spacing="false">
        <style:tab-stops/>
      </style:paragraph-properties>
    </style:style>
    <style:style style:name="Default_20_Paragraph_20_Font" style:display-name="Default Paragraph Font" style:family="text"/>
    <style:style style:name="tx1_20_Car1" style:display-name="tx1 Car1" style:family="text"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1_20_Car_20_Car" style:display-name="p1 Car Car" style:family="text"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5_20_Car" style:display-name="n5 Car" style:family="text">
      <style:text-properties fo:color="#3342b5" style:font-name="Arial" fo:font-family="Arial" style:font-family-generic="roman" style:font-pitch="variable" fo:font-size="11pt" fo:language="gl" fo:country="ES" fo:font-weight="bold" style:font-name-asian="Times New Roman1" style:font-family-asian="'Times New Roman'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6_20_Car" style:display-name="n6 Car" style:family="text">
      <style:text-properties fo:color="#3342b5" style:font-name="Arial" fo:font-family="Arial" style:font-family-generic="roman" style:font-pitch="variable" fo:font-size="11pt" fo:language="gl" fo:country="ES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weight-complex="bold"/>
    </style:style>
    <style:style style:name="cuest1_20_Car_20_Car" style:display-name="cuest1 Car Car" style:family="text">
      <style:text-properties fo:color="#000080" style:font-name="Helvetica" fo:font-family="Helvetica" style:font-family-generic="roman" style:font-pitch="variable" fo:font-size="10pt" fo:language="gl" fo:country="ES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/>
    </style:style>
    <style:style style:name="cuest2_20_Car_20_Car" style:display-name="cuest2 Car Car" style:family="text"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de" style:family="text">
      <style:text-properties style:font-name="Courier New" fo:font-family="'Courier New'" style:font-family-generic="roman" style:font-pitch="variable" fo:font-size="10pt" fo:language="es" fo:country="ES" style:font-size-asian="10pt"/>
    </style:style>
    <style:style style:name="Texto_20_de_20_cuerpo_20_Car" style:display-name="Texto de cuerpo Car" style:family="text" style:parent-style-name="Default_20_Paragraph_20_Font">
      <style:text-properties style:font-name="Times New Roman" fo:font-family="'Times New Roman'" style:font-family-generic="roman" style:font-pitch="variable" fo:language="gl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667dd1"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667dd1" fo:font-size="14pt" fo:font-style="normal" fo:font-weight="bold" style:font-size-asian="14pt" style:font-style-asian="normal" style:font-weight-asian="bold" style:font-size-complex="14pt"/>
    </style:style>
    <style:style style:name="ListLabel_20_6" style:display-name="ListLabel 6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1cm" fo:text-indent="-0.318cm" fo:margin-left="5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2cm" fo:text-indent="-0.318cm" fo:margin-left="9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9cm" fo:text-indent="-0.635cm" fo:margin-left="10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6cm" fo:text-indent="-0.635cm" fo:margin-left="11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3cm" fo:text-indent="-0.318cm" fo:margin-left="13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" style:num-suffix="" text:bullet-char="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" style:num-suffix="" text:bullet-char="">
        <style:list-level-properties text:list-level-position-and-space-mode="label-alignment">
          <style:list-level-label-alignment text:label-followed-by="listtab" text:list-tab-stop-position="6.251cm" fo:text-indent="-0.499cm" fo:margin-left="6.251cm"/>
        </style:list-level-properties>
        <style:text-properties style:font-name="Wingding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6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" style:num-suffix="" text:bullet-char="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4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Otero Álvarez</meta:initial-creator>
    <meta:editing-cycles>2</meta:editing-cycles>
    <meta:print-date>2020-05-07T10:55:00</meta:print-date>
    <meta:creation-date>2020-05-07T10:46:00</meta:creation-date>
    <dc:date>2020-10-09T13:11:22.356826297</dc:date>
    <meta:editing-duration>PT9M44S</meta:editing-duration>
    <meta:generator>LibreOffice/6.0.7.3$Linux_X86_64 LibreOffice_project/00m0$Build-3</meta:generator>
    <meta:document-statistic meta:table-count="0" meta:image-count="0" meta:object-count="0" meta:page-count="3" meta:paragraph-count="86" meta:word-count="544" meta:character-count="3003" meta:non-whitespace-character-count="25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